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7.18mm"/>
    </style:style>
    <style:style style:name="co2" style:family="table-column">
      <style:table-column-properties fo:break-before="auto" style:column-width="17.7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1.28mm"/>
    </style:style>
    <style:style style:name="ro1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fo:border="0.06pt solid #000000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="0.06pt solid #000000"/>
      <style:text-properties fo:font-size="15pt" style:font-size-asian="15pt" style:font-size-complex="15pt"/>
    </style:style>
    <style:style style:name="ce3" style:family="table-cell" style:parent-style-name="Default"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fff200" fo:border="0.06pt solid #000000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3" table:number-columns-repeated="1019" table:default-cell-style-name="ce3"/>
        <table:table-row table:style-name="ro1"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True?</text:p>
          </table:table-cell>
          <table:table-cell/>
          <table:table-cell table:style-name="ce1" office:value-type="string" calcext:value-type="string">
            <text:p>NOT AND</text:p>
          </table:table-cell>
          <table:table-cell table:style-name="ce1" office:value-type="string" calcext:value-type="string">
            <text:p>True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t false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not(True and False)</text:p>
          </table:table-cell>
          <table:table-cell table:style-name="ce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t true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not(True and False)</text:p>
          </table:table-cell>
          <table:table-cell table:style-name="ce2"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 office:value-type="string" calcext:value-type="string">
            <text:p>not(False and True)</text:p>
          </table:table-cell>
          <table:table-cell table:style-name="ce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R</text:p>
          </table:table-cell>
          <table:table-cell table:style-name="ce1" office:value-type="string" calcext:value-type="string">
            <text:p>True?</text:p>
          </table:table-cell>
          <table:table-cell/>
          <table:table-cell table:style-name="ce2" office:value-type="string" calcext:value-type="string">
            <text:p>not(False and False)</text:p>
          </table:table-cell>
          <table:table-cell table:style-name="ce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ue or Fals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e or True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1" office:value-type="string" calcext:value-type="string">
            <text:p>!=</text:p>
          </table:table-cell>
          <table:table-cell table:style-name="ce1" office:value-type="string" calcext:value-type="string">
            <text:p>True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alse or True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1 != 0</text:p>
          </table:table-cell>
          <table:table-cell table:style-name="ce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alse or False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1 != 1</text:p>
          </table:table-cell>
          <table:table-cell table:style-name="ce2"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 office:value-type="string" calcext:value-type="string">
            <text:p>0 != 1</text:p>
          </table:table-cell>
          <table:table-cell table:style-name="ce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D</text:p>
          </table:table-cell>
          <table:table-cell table:style-name="ce1" office:value-type="string" calcext:value-type="string">
            <text:p>True?</text:p>
          </table:table-cell>
          <table:table-cell/>
          <table:table-cell table:style-name="ce2" office:value-type="string" calcext:value-type="string">
            <text:p>0 != 0</text:p>
          </table:table-cell>
          <table:table-cell table:style-name="ce2"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ue and Fals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e and True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4" office:value-type="string" calcext:value-type="string">
            <text:p><text:s/>== </text:p>
          </table:table-cell>
          <table:table-cell table:style-name="ce1" office:value-type="string" calcext:value-type="string">
            <text:p>True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alse and True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1 == 0</text:p>
          </table:table-cell>
          <table:table-cell table:style-name="ce2"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alse and False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1 == 1</text:p>
          </table:table-cell>
          <table:table-cell table:style-name="ce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 office:value-type="string" calcext:value-type="string">
            <text:p>0 == 1</text:p>
          </table:table-cell>
          <table:table-cell table:style-name="ce2"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OR OR</text:p>
          </table:table-cell>
          <table:table-cell table:style-name="ce1" office:value-type="string" calcext:value-type="string">
            <text:p>True?</text:p>
          </table:table-cell>
          <table:table-cell/>
          <table:table-cell table:style-name="ce2" office:value-type="string" calcext:value-type="string">
            <text:p>0 == 0</text:p>
          </table:table-cell>
          <table:table-cell table:style-name="ce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t(True or False)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ot(True or True)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ot(False or True)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ot(false or False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16:05:56.280789264</meta:creation-date>
    <meta:print-date>2019-11-08T16:22:55.469471232</meta:print-date>
    <dc:date>2019-11-08T17:00:46.200451181</dc:date>
    <meta:editing-duration>PT33M18S</meta:editing-duration>
    <meta:editing-cycles>1</meta:editing-cycles>
    <meta:document-statistic meta:table-count="1" meta:cell-count="66" meta:object-count="0"/>
    <meta:generator>LibreOffice/6.0.7.3$Linux_X86_64 LibreOffice_project/00m0$Build-3</meta:generator>
  </office:meta>
</office:document-meta>
</file>